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Courier New" svg:font-family="'Courier New'"/>
    <style:font-face style:name="OpenSymbol" svg:font-family="OpenSymbol"/>
    <style:font-face style:name="Tibetan Machine Uni" svg:font-family="'Tibetan Machine Un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style:writing-mode="lr-tb"/>
      <style:text-properties fo:color="#000f1e" style:font-name="Times New Roman" fo:font-size="12pt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font-weight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style:text-underline-style="none" fo:font-weight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style:writing-mode="lr-tb"/>
      <style:text-properties fo:color="#000000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000" style:font-name="Times New Roman" fo:font-size="12pt" fo:font-weight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widows="2" fo:text-indent="0cm" style:auto-text-indent="false"/>
      <style:text-properties fo:color="#000000" style:font-name="Times New Roman" fo:font-size="12pt" fo:font-weight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f1e" style:font-name="Times New Roman" fo:font-size="12pt" fo:font-weight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widows="2" fo:text-indent="0cm" style:auto-text-indent="false"/>
      <style:text-properties fo:color="#000f1e" style:font-name="Times New Roman" fo:font-size="12pt" fo:font-weight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widows="2" fo:text-indent="0cm" style:auto-text-indent="false"/>
      <style:text-properties fo:color="#000f1e" style:font-name="Times New Roman" fo:font-size="12pt" style:text-underline-style="solid" style:text-underline-width="auto" style:text-underline-color="font-color" fo:font-weight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f1e" fo:font-size="12pt" fo:font-weight="normal"/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P13" style:family="paragraph" style:parent-style-name="Standard">
      <style:paragraph-properties fo:text-align="center" style:justify-single-word="false" fo:break-before="column"/>
      <style:text-properties fo:color="#000f1e" fo:font-weight="bold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widows="2" style:writing-mode="lr-tb"/>
      <style:text-properties fo:color="#000f1e" style:font-name="Times New Roman" fo:font-size="12pt" fo:font-weight="normal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style:text-underline-style="none" fo:font-weight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widows="2" style:writing-mode="lr-tb">
        <style:tab-stops/>
      </style:paragraph-properties>
      <style:text-properties fo:color="#000000" style:font-name="Times New Roman" fo:font-size="12pt" style:text-underline-style="none" fo:font-weight="normal"/>
    </style:style>
    <style:style style:name="P18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widows="2" style:writing-mode="lr-tb"/>
      <style:text-properties fo:color="#000f1e" style:font-name="Times New Roman" fo:font-size="12pt" fo:font-weight="normal"/>
    </style:style>
    <style:style style:name="P19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widows="2" style:writing-mode="lr-tb"/>
    </style:style>
    <style:style style:name="P20" style:family="paragraph" style:parent-style-name="Standard" style:list-style-name="L3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21" style:family="paragraph" style:parent-style-name="Standard" style:list-style-name="L4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22" style:family="paragraph" style:parent-style-name="Standard" style:list-style-name="L5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23" style:family="paragraph" style:parent-style-name="Standard" style:list-style-name="L6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24" style:family="paragraph" style:parent-style-name="Standard" style:list-style-name="L7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25" style:family="paragraph" style:parent-style-name="Standard" style:list-style-name="L9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style:text-underline-style="none" fo:font-weight="normal"/>
    </style:style>
    <style:style style:name="P26" style:family="paragraph" style:parent-style-name="Standard" style:list-style-name="L10">
      <style:paragraph-properties fo:margin-top="0cm" fo:margin-bottom="0cm" style:contextual-spacing="false" fo:line-height="100%" fo:text-align="start" style:justify-single-word="false" fo:widows="2" style:writing-mode="lr-tb">
        <style:tab-stops/>
      </style:paragraph-properties>
      <style:text-properties fo:color="#000000" style:font-name="Times New Roman" fo:font-size="12pt" style:text-underline-style="none" fo:font-weight="normal"/>
    </style:style>
    <style:style style:name="P27" style:family="paragraph" style:parent-style-name="Standard" style:list-style-name="L8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/>
    </style:style>
    <style:style style:name="T1" style:family="text">
      <style:text-properties fo:color="#000f1e"/>
    </style:style>
    <style:style style:name="T2" style:family="text">
      <style:text-properties fo:color="#000f1e" fo:font-weight="bold"/>
    </style:style>
    <style:style style:name="T3" style:family="text">
      <style:text-properties fo:color="#000f1e" style:text-underline-style="solid" style:text-underline-width="auto" style:text-underline-color="font-color" fo:font-weight="bold"/>
    </style:style>
    <style:style style:name="T4" style:family="text">
      <style:text-properties fo:color="#000f1e" style:font-name="Times New Roman" fo:font-size="12pt" fo:language="zxx" fo:country="none" style:text-underline-style="solid" style:text-underline-width="auto" style:text-underline-color="font-color" fo:font-weight="bold"/>
    </style:style>
    <style:style style:name="T5" style:family="text">
      <style:text-properties fo:color="#000080"/>
    </style:style>
    <style:style style:name="T6" style:family="text">
      <style:text-properties fo:color="#808080" style:font-name="Tibetan Machine Uni" fo:font-size="11pt" fo:language="zxx" fo:country="none" style:text-underline-style="solid" style:text-underline-width="auto" style:text-underline-color="font-color" fo:font-weight="bold"/>
    </style:style>
    <style:style style:name="T7" style:family="text">
      <style:text-properties fo:language="zxx" fo:country="none" style:text-underline-style="solid" style:text-underline-width="auto" style:text-underline-color="font-color" fo:font-weight="bold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" fo:font-size="12pt" fo:font-weight="normal"/>
    </style:style>
    <style:style style:name="T10" style:family="text">
      <style:text-properties fo:color="#000000" style:font-name="Times New Roman" fo:font-size="12pt" style:text-underline-style="none" fo:font-weight="normal"/>
    </style:style>
    <style:style style:name="T11" style:family="text">
      <style:text-properties style:font-name="Times New Roman" fo:font-size="12pt" fo:font-weight="normal"/>
    </style:style>
    <style:style style:name="T12" style:family="text">
      <style:text-properties style:font-name="Times New Roman" fo:font-size="12pt" style:text-underline-style="none" fo:font-weight="normal"/>
    </style:style>
    <style:style style:name="T13" style:family="text">
      <style:text-properties officeooo:rsid="001ede16"/>
    </style:style>
    <style:style style:name="T14" style:family="text">
      <style:text-properties officeooo:rsid="001f147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3">JIBIN JOSE</text:p>
        <text:p text:style-name="P10"><text:s text:c="152"/></text:p>
        <text:p text:style-name="P7"><text:span text:style-name="T2">Address</text:span><text:span text:style-name="T1">: Pallippurathukunnel(H), Manjoor P.O, Kottayam, 686603, Kerala</text:span></text:p>
        <text:p text:style-name="P9">Mobile: +91-9447767688</text:p>
        <text:p text:style-name="P9">E-Mail: jibin.jacob13@gmail.com</text:p>
        <text:p text:style-name="P7"><text:span text:style-name="T1">Blog: </text:span><text:span text:style-name="T5">https://jibinjacob13.wordpress.com/</text:span></text:p>
        <text:p text:style-name="P7"><text:span text:style-name="T1">Source Code: </text:span><text:span text:style-name="T5">https://github.com/jibin-jacob-jose</text:span></text:p>
        <text:p text:style-name="P12"><text:span text:style-name="T6">Summary</text:span><text:span text:style-name="T3"><text:tab/><text:tab/><text:tab/> <text:s text:c="98"/></text:span></text:p>
        <text:p text:style-name="P11"><text:tab/></text:p>
        <text:p text:style-name="P11"><text:s text:c="20"/>Computer Science fresher passionate about <text:s/>Programming. Currently learning Python/Javascript etc <text:s/>by reading books, writing code and participating in MOOC’s. Looking forward to working with a team of enthusiastic programmers preferably on Linux/Open Source based technologies.</text:p>
        <text:p text:style-name="P6"/>
        <text:p text:style-name="P8">Education<text:tab/><text:tab/>Lourdes Matha College Of Science and Technology,</text:p>
        <text:p text:style-name="P8"><text:tab/><text:tab/>Thiruvanathapuram, Kerala University,</text:p>
        <text:p text:style-name="P8"><text:tab/><text:tab/>B.Tech in Computer Science, </text:p>
        <text:p text:style-name="P8"><text:tab/><text:tab/>2009-2013 Batch.</text:p>
        <text:p text:style-name="P6"/>
        <text:p text:style-name="P8">Technical Skills <text:tab/>Languages <text:s text:c="8"/>: <text:s/>Python, Exposure to Javascript, Scheme, <text:span text:style-name="T13">Haskell</text:span></text:p>
        <text:p text:style-name="P8"><text:tab/> <text:s text:c="18"/>Frameworks <text:s text:c="5"/>: <text:s/>Flask, Django</text:p>
        <text:p text:style-name="P8"><text:tab/> <text:s text:c="18"/>Version control <text:s/>: <text:s/>Git</text:p>
        <text:p text:style-name="P8"><text:tab/><text:tab/><text:tab/></text:p>
        <text:p text:style-name="P6"/>
        <text:p text:style-name="P6"><text:span text:style-name="T6">Online Courses</text:span><text:span text:style-name="T4"> <text:s text:c="125"/></text:span></text:p>
        <text:p text:style-name="P2"/>
        <text:list xml:id="list6544600059693101765" text:style-name="L1">
          <text:list-item>
            <text:p text:style-name="P18">Doing “6.00.1x Introduction To Computer Science and Programming Using Python” from MITx (Edx). </text:p>
          </text:list-item>
        </text:list>
        <text:p text:style-name="P14"/>
        <text:list xml:id="list133558836321435" text:continue-numbering="true" text:style-name="L1">
          <text:list-item>
            <text:p text:style-name="P18">Doing “FP101x Introduction to Functional Programming” from DelftX(Edx). The objective <text:span text:style-name="T14">o</text:span>f the course is to teach the foundations of functional programming <text:span text:style-name="T14">using Haskell.</text:span></text:p>
          </text:list-item>
        </text:list>
        <text:p text:style-name="P1"/>
        <text:p text:style-name="P1"><text:span text:style-name="T6">Learning Activities</text:span><text:span text:style-name="T7"> <text:s text:c="472"/></text:span></text:p>
        <text:p text:style-name="P1"/>
        <text:list xml:id="list4938648836749117985" text:style-name="L2">
          <text:list-item>
            <text:p text:style-name="P19"><text:span text:style-name="T9">Reading SICP (</text:span><text:a xlink:type="simple" xlink:href="http://mitpress.mit.edu/sicp/"><text:span text:style-name="T8">http://mitpress.mit.edu/sicp/</text:span></text:a><text:span text:style-name="T9">) and working out the exercises </text:span></text:p>
          </text:list-item>
        </text:list>
        <text:p text:style-name="P3"><text:tab/><text:a xlink:type="simple" xlink:href="https://github.com/jibin-jacob-jose/SICP">https://github.com/jibin-jacob-jose/SICP</text:a></text:p>
        <text:p text:style-name="P15"/>
        <text:list xml:id="list5251354263872357032" text:style-name="L3">
          <text:list-item>
            <text:p text:style-name="P20">Reading “Think Python” and working out the exercises<text:tab/></text:p>
          </text:list-item>
        </text:list>
        <text:p text:style-name="P4"><text:span text:style-name="T11"><text:tab/></text:span><text:a xlink:type="simple" xlink:href="https://github.com/jibin-jacob-jose/think_python"><text:span text:style-name="T11">https://github.com/jibin-jacob-jose/think_python</text:span></text:a></text:p>
        <text:p text:style-name="P15"/>
        <text:list xml:id="list349832155900155586" text:style-name="L4">
          <text:list-item>
            <text:p text:style-name="P21">Reading the “Python practice book” and working out the exercises </text:p>
          </text:list-item>
        </text:list>
        <text:p text:style-name="P5"><text:span text:style-name="T9"><text:tab/></text:span><text:a xlink:type="simple" xlink:href="https://github.com/jibin-jacob-jose/Anand_Python-Book">https://github.com/jibin-jacob-jose/Anand_Python-Book</text:a></text:p>
        <text:p text:style-name="P2"/>
        <text:list xml:id="list6413409709658941885" text:style-name="L5">
          <text:list-item>
            <text:p text:style-name="P22"><text:soft-page-break/>Working out exercises provided by “Google Python Class”</text:p>
          </text:list-item>
        </text:list>
        <text:p text:style-name="P2"><text:tab/><text:a xlink:type="simple" xlink:href="https://github.com/jibin-jacob-jose/Google_Python">https://github.com/jibin-jacob-jose/Google_Python</text:a></text:p>
        <text:p text:style-name="P2"/>
        <text:list xml:id="list1572850833806213264" text:style-name="L6">
          <text:list-item>
            <text:p text:style-name="P23">Learning Javascript Basics from <text:s/>Eloquent Javascript</text:p>
          </text:list-item>
        </text:list>
        <text:p text:style-name="P2"><text:tab/><text:a xlink:type="simple" xlink:href="https://github.com/jibin-jacob-jose/Eloquent_Javascript-Book">https://github.com/jibin-jacob-jose/Eloquent_Javascript-Book</text:a></text:p>
        <text:p text:style-name="P2"/>
        <text:list xml:id="list1981828710383899658" text:style-name="L7">
          <text:list-item>
            <text:p text:style-name="P24">Studied <text:s/>Python code for Huffman Data Compression,Water Bucket Problem and <text:s/>a simple Lisp Interpreter (written in Python) and converted them to Javascript.</text:p>
          </text:list-item>
        </text:list>
        <text:p text:style-name="P3"><text:tab/><text:a xlink:type="simple" xlink:href="https://github.com/jibin-jacob-jose/javaScript/">https://github.com/jibin-jacob-jose/javaScript/</text:a></text:p>
        <text:p text:style-name="P3"><text:tab/><text:a xlink:type="simple" xlink:href="https://github.com/jibin-jacob-jose/waterbucket">https://github.com/jibin-jacob-jose/waterbucket</text:a></text:p>
        <text:p text:style-name="P5"><text:span text:style-name="T10"><text:tab/></text:span><text:a xlink:type="simple" xlink:href="https://github.com/jibin-jacob-jose/Lisp-Interpreter">https://github.com/jibin-jacob-jose/Lisp-Interpreter</text:a></text:p>
        <text:p text:style-name="P4"/>
        <text:list xml:id="list5216536113905194472" text:style-name="L8">
          <text:list-item>
            <text:p text:style-name="P27"><text:span text:style-name="T11">Implemented a simple blog application using both Flask and </text:span><text:span text:style-name="T12">Django</text:span></text:p>
          </text:list-item>
        </text:list>
        <text:p text:style-name="P5"><text:span text:style-name="T10"><text:tab/></text:span><text:a xlink:type="simple" xlink:href="https://github.com/jibin-jacob-jose/Blog-Engine-Using-Django">https://github.com/jibin-jacob-jose/Blog-Engine-Using-Django</text:a></text:p>
        <text:p text:style-name="P3"><text:tab/><text:a xlink:type="simple" xlink:href="https://github.com/jibin-jacob-jose/Blog-Engine-Using-Flask">https://github.com/jibin-jacob-jose/Blog-Engine-Using-Flask</text:a></text:p>
        <text:p text:style-name="P16"/>
        <text:list xml:id="list310759536326349570" text:style-name="L9">
          <text:list-item>
            <text:p text:style-name="P25">Implemented simple paint application using both Flask and Django plus Javascript</text:p>
          </text:list-item>
        </text:list>
        <text:p text:style-name="P4"><text:span text:style-name="T12"><text:tab/></text:span><text:a xlink:type="simple" xlink:href="https://github.com/jibin-jacob-jose/Paint-App-Using-Flask-Sqlite3">https://github.com/jibin-jacob-jose/Paint-App-Using-Flask-Sqlite3</text:a></text:p>
        <text:p text:style-name="P3"><text:tab/><text:a xlink:type="simple" xlink:href="https://github.com/jibin-jacob-jose/Paint-App-Using-Django">https://github.com/jibin-jacob-jose/Paint-App-Using-Django</text:a></text:p>
        <text:p text:style-name="P17"/>
        <text:list xml:id="list4910323626875758251" text:style-name="L10">
          <text:list-item>
            <text:p text:style-name="P26">Implemented shorturl application using both Flask and Django</text:p>
          </text:list-item>
        </text:list>
        <text:p text:style-name="P5"><text:span text:style-name="T10"><text:tab/></text:span><text:a xlink:type="simple" xlink:href="https://github.com/jibin-jacob-jose/URL-Shortner-Using-Django">https://github.com/jibin-jacob-jose/URL-Shortner-Using-Django</text:a></text:p>
        <text:p text:style-name="P5"><text:span text:style-name="T10"><text:tab/></text:span><text:a xlink:type="simple" xlink:href="https://github.com/jibin-jacob-jose/URL-Shortner-Using-Flask">https://github.com/jibin-jacob-jose/URL-Shortner-Using-Flask</text:a></text:p>
        <text:p text:style-name="P3"/>
        <text:p text:style-name="P3"><text:tab/></text:p>
        <text:p text:style-name="P3"/>
        <text:p text:style-name="P3"/>
        <text:p text:style-name="P2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Courier New" svg:font-family="'Courier New'"/>
    <style:font-face style:name="OpenSymbol" svg:font-family="OpenSymbol"/>
    <style:font-face style:name="Tibetan Machine Uni" svg:font-family="'Tibetan Machine Un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3" style:display-name="Contents 3" style:family="paragraph" style:class="index">
      <style:paragraph-properties fo:margin-left="3.81cm" fo:margin-right="0cm" fo:margin-top="0cm" fo:margin-bottom="0cm" style:contextual-spacing="false" fo:text-indent="-0.762cm" style:auto-text-indent="false"/>
    </style:style>
    <style:style style:name="Section_20_Heading" style:display-name="Section Heading" style:family="paragraph" style:parent-style-name="Numbered_20_Heading_20_1">
      <style:paragraph-properties fo:margin-left="0cm" fo:margin-right="0cm" fo:margin-top="0cm" fo:margin-bottom="0cm" style:contextual-spacing="false" fo:text-indent="0cm" style:auto-text-indent="false">
        <style:tab-stops>
          <style:tab-stop style:position="2.794cm"/>
        </style:tab-stops>
      </style:paragraph-properties>
    </style:style>
    <style:style style:name="Contents_20_4" style:display-name="Contents 4" style:family="paragraph" style:class="index">
      <style:paragraph-properties fo:margin-left="5.08cm" fo:margin-right="0cm" fo:margin-top="0cm" fo:margin-bottom="0cm" style:contextual-spacing="false" fo:text-indent="-0.762cm" style:auto-text-indent="false"/>
    </style:style>
    <style:style style:name="Lower_20_Roman_20_List" style:display-name="Lower Roman List" style:family="paragraph">
      <style:paragraph-properties fo:margin-left="1.27cm" fo:margin-right="0cm" fo:margin-top="0cm" fo:margin-bottom="0cm" style:contextual-spacing="false" fo:text-indent="-0.762cm" style:auto-text-indent="false"/>
    </style:style>
    <style:style style:name="Endnote" style:family="paragraph" style:class="extra">
      <style:paragraph-properties fo:margin-left="0.508cm" fo:margin-right="0cm" fo:margin-top="0cm" fo:margin-bottom="0cm" style:contextual-spacing="false" fo:text-indent="-0.508cm" style:auto-text-indent="false"/>
    </style:style>
    <style:style style:name="Plain_20_Text" style:display-name="Plain Text" style:family="paragraph">
      <style:text-properties style:font-name="Courier New" fo:font-family="'Courier New'"/>
    </style:style>
    <style:style style:name="Footnote_20_Text" style:display-name="Footnote Text" style:family="paragraph">
      <style:text-properties fo:font-size="10pt"/>
    </style:style>
    <style:style style:name="Block_20_Text" style:display-name="Block Text" style:family="paragraph">
      <style:paragraph-properties fo:margin-left="2.54cm" fo:margin-right="2.54cm" fo:margin-top="0cm" fo:margin-bottom="0.212cm" style:contextual-spacing="false" fo:text-indent="0cm" style:auto-text-indent="false"/>
    </style:style>
    <style:style style:name="Contents_20_Header" style:display-name="Contents Header" style:family="paragraph">
      <style:paragraph-properties fo:margin-top="0.423cm" fo:margin-bottom="0.212cm" style:contextual-spacing="false" fo:text-align="center" style:justify-single-word="false"/>
      <style:text-properties style:font-name="Arial" fo:font-family="Arial" fo:font-size="16pt" fo:font-weight="bold"/>
    </style:style>
    <style:style style:name="Contents_20_1" style:display-name="Contents 1" style:family="paragraph" style:class="index">
      <style:paragraph-properties fo:margin-left="1.27cm" fo:margin-right="0cm" fo:margin-top="0cm" fo:margin-bottom="0cm" style:contextual-spacing="false" fo:text-indent="-0.762cm" style:auto-text-indent="false"/>
    </style:style>
    <style:style style:name="Contents_20_2" style:display-name="Contents 2" style:family="paragraph" style:class="index">
      <style:paragraph-properties fo:margin-left="2.54cm" fo:margin-right="0cm" fo:margin-top="0cm" fo:margin-bottom="0cm" style:contextual-spacing="false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class="text">
      <style:paragraph-properties fo:margin-top="0.776cm" fo:margin-bottom="0.106cm" style:contextual-spacing="false"/>
      <style:text-properties style:font-name="Arial" fo:font-family="Arial" fo:font-size="17pt" fo:font-weight="bold"/>
    </style:style>
    <style:style style:name="Heading_20_2" style:display-name="Heading 2" style:family="paragraph" style:class="text">
      <style:paragraph-properties fo:margin-top="0.776cm" fo:margin-bottom="0.106cm" style:contextual-spacing="false"/>
      <style:text-properties style:font-name="Arial" fo:font-family="Arial" fo:font-size="14pt" fo:font-weight="bold"/>
    </style:style>
    <style:style style:name="Heading_20_3" style:display-name="Heading 3" style:family="paragraph" style:class="text">
      <style:paragraph-properties fo:margin-top="0.776cm" fo:margin-bottom="0.106cm" style:contextual-spacing="false"/>
      <style:text-properties style:font-name="Arial" fo:font-family="Arial" fo:font-size="12pt" fo:font-weight="bold"/>
    </style:style>
    <style:style style:name="Heading_20_4" style:display-name="Heading 4" style:family="paragraph" style:class="text">
      <style:paragraph-properties fo:margin-top="0.776cm" fo:margin-bottom="0.106cm" style:contextual-spacing="false"/>
      <style:text-properties style:font-name="Arial" fo:font-family="Arial" fo:font-size="12pt" fo:font-weight="bold"/>
    </style:style>
    <style:style style:name="Numbered_20_Heading_20_1" style:display-name="Numbered Heading 1" style:family="paragraph" style:parent-style-name="Heading_20_1">
      <style:paragraph-properties fo:margin-left="0cm" fo:margin-right="0cm" fo:margin-top="0cm" fo:margin-bottom="0cm" style:contextual-spacing="false" fo:text-indent="0cm" style:auto-text-indent="false"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parent-style-name="Heading_20_2">
      <style:paragraph-properties fo:margin-left="0cm" fo:margin-right="0cm" fo:margin-top="0cm" fo:margin-bottom="0cm" style:contextual-spacing="false" fo:text-indent="0cm" style:auto-text-indent="false"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parent-style-name="Heading_20_3">
      <style:paragraph-properties fo:margin-left="0cm" fo:margin-right="0cm" fo:margin-top="0cm" fo:margin-bottom="0cm" style:contextual-spacing="false" fo:text-indent="0cm" style:auto-text-indent="false">
        <style:tab-stops>
          <style:tab-stop style:position="0.76cm"/>
        </style:tab-stops>
      </style:paragraph-properties>
    </style:style>
    <style:style style:name="Footnote" style:family="paragraph" style:class="extra">
      <style:paragraph-properties fo:margin-left="0.508cm" fo:margin-right="0cm" fo:margin-top="0cm" fo:margin-bottom="0cm" style:contextual-spacing="false" fo:text-indent="-0.508cm" style:auto-text-indent="false"/>
      <style:text-properties fo:font-size="10pt"/>
    </style:style>
    <style:style style:name="Chapter_20_Heading" style:display-name="Chapter Heading" style:family="paragraph" style:parent-style-name="Numbered_20_Heading_20_1">
      <style:paragraph-properties fo:margin-left="0cm" fo:margin-right="0cm" fo:margin-top="0cm" fo:margin-bottom="0cm" style:contextual-spacing="false" fo:text-indent="0cm" style:auto-text-indent="false">
        <style:tab-stops>
          <style:tab-stop style:position="2.794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creation-date>Wed Sep 24 22:56:20 2014
</meta:creation-date>
    <dc:date>2014-11-24T11:31:08</dc:date>
    <meta:editing-duration>PT40M6S</meta:editing-duration>
    <meta:editing-cycles>27</meta:editing-cycles>
    <dc:creator>recursive </dc:creator>
    <meta:document-statistic meta:table-count="0" meta:image-count="0" meta:object-count="0" meta:page-count="2" meta:paragraph-count="46" meta:word-count="245" meta:character-count="3450" meta:non-whitespace-character-count="2291"/>
  </office:meta>
</office:document-meta>
</file>